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6.49pt"/>
    </style:style>
    <style:style style:name="co2" style:family="table-column">
      <style:table-column-properties fo:break-before="auto" style:column-width="103.49pt"/>
    </style:style>
    <style:style style:name="co3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3" table:default-cell-style-name="Default"/>
        <table:table-column table:style-name="co3" table:number-columns-repeated="1009" table:default-cell-style-name="Default"/>
        <table:table-row table:style-name="ro1">
          <table:table-cell table:number-columns-repeated="2"/>
          <table:table-cell office:value-type="string" calcext:value-type="string">
            <text:p>Country/Territory</text:p>
          </table:table-cell>
          <table:table-cell office:value-type="string" calcext:value-type="string">
            <text:p>Epidemiological Weeka</text:p>
          </table:table-cell>
          <table:table-cell table:number-columns-repeated="2"/>
          <table:table-cell office:value-type="string" calcext:value-type="string">
            <text:p>Autochthonous transmission casesb</text:p>
          </table:table-cell>
          <table:table-cell table:number-columns-repeated="2"/>
          <table:table-cell office:value-type="string" calcext:value-type="string">
            <text:p>Imported cases</text:p>
          </table:table-cell>
          <table:table-cell/>
          <table:table-cell office:value-type="string" calcext:value-type="string">
            <text:p>Incidence Ratec</text:p>
          </table:table-cell>
          <table:table-cell office:value-type="string" calcext:value-type="string">
            <text:p>Deathsd</text:p>
          </table:table-cell>
          <table:table-cell office:value-type="string" calcext:value-type="string">
            <text:p>Populatione</text:p>
          </table:table-cell>
          <table:table-cell table:number-columns-repeated="1010"/>
        </table:table-row>
        <table:table-row table:style-name="ro1">
          <table:table-cell table:number-columns-repeated="6"/>
          <table:table-cell office:value-type="string" calcext:value-type="string">
            <text:p>Suspected</text:p>
          </table:table-cell>
          <table:table-cell office:value-type="string" calcext:value-type="string">
            <text:p>Confirmed</text:p>
          </table:table-cell>
          <table:table-cell table:number-columns-repeated="5"/>
          <table:table-cell office:value-type="string" calcext:value-type="string">
            <text:p>X 100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rth Americ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5,87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5,23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nited States of America &gt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25,12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91" calcext:value-type="float">
            <text:p>29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6,3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entral American Isthmu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47" calcext:value-type="float">
            <text:p>34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,42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8.53" calcext:value-type="float">
            <text:p>28.5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,0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4,8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5.44" calcext:value-type="float">
            <text:p>75.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,42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,785</text:p>
          </table:table-cell>
          <table:table-cell/>
          <table:table-cell office:value-type="float" office:value="54" calcext:value-type="float">
            <text:p>5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.31" calcext:value-type="float">
            <text:p>11.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5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9,489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2.66" calcext:value-type="float">
            <text:p>112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,4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,675</text:p>
          </table:table-cell>
          <table:table-cell/>
          <table:table-cell office:value-type="float" office:value="387" calcext:value-type="float">
            <text:p>38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0.91" calcext:value-type="float">
            <text:p>80.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,2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987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2,224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8.55" calcext:value-type="float">
            <text:p>48.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6,69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1,2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4" calcext:value-type="float">
            <text:p>14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1.57" calcext:value-type="float">
            <text:p>191.57</text:p>
          </table:table-cell>
          <table:table-cell office:value-type="float" office:value="0" calcext:value-type="float">
            <text:p>0</text:p>
          </table:table-cell>
          <table:table-cell office:value-type="float" office:value="261" calcext:value-type="float">
            <text:p>2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adaloupe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office:value-type="float" office:value="470" calcext:value-type="float">
            <text:p>47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0,6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uerto Ricof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63" calcext:value-type="float">
            <text:p>1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,68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Barthelemy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Martin (French part) #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0.43" calcext:value-type="float">
            <text:p>50.4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7,3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dean Area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oliv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5,877</text:p>
          </table:table-cell>
          <table:table-cell/>
          <table:table-cell office:value-type="string" calcext:value-type="string">
            <text:p>1,0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2.57" calcext:value-type="float">
            <text:p>62.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,0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5,409</text:p>
          </table:table-cell>
          <table:table-cell/>
          <table:table-cell office:value-type="float" office:value="108" calcext:value-type="float">
            <text:p>1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1.33" calcext:value-type="float">
            <text:p>31.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,52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Ecuador&amp;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816" calcext:value-type="float">
            <text:p>81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,2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1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enezue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,338</text:p>
          </table:table-cell>
          <table:table-cell/>
          <table:table-cell office:value-type="float" office:value="58" calcext:value-type="float">
            <text:p>5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.66" calcext:value-type="float">
            <text:p>7.6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1,292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23,912</text:p>
          </table:table-cell>
          <table:table-cell office:value-type="string" calcext:value-type="string">
            <text:p>2,01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8.62" calcext:value-type="float">
            <text:p>18.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9,23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outhern Con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rgentina*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,757</text:p>
          </table:table-cell>
          <table:table-cell/>
          <table:table-cell office:value-type="float" office:value="127" calcext:value-type="float">
            <text:p>127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6.84" calcext:value-type="float">
            <text:p>6.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2,15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razil^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53,167</text:p>
          </table:table-cell>
          <table:table-cell/>
          <table:table-cell office:value-type="string" calcext:value-type="string">
            <text:p>11,182</text:p>
          </table:table-cell>
          <table:table-cell table:number-columns-repeated="2"/>
          <table:table-cell office:value-type="float" office:value="31.6" calcext:value-type="float">
            <text:p>31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03,6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7,9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office:value-type="float" office:value="19" calcext:value-type="float">
            <text:p>19</text:p>
          </table:table-cell>
          <table:table-cell office:value-type="float" office:value="859" calcext:value-type="float">
            <text:p>859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,03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3,429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56,783</text:p>
          </table:table-cell>
          <table:table-cell office:value-type="string" calcext:value-type="string">
            <text:p>11,347</text:p>
          </table:table-cell>
          <table:table-cell/>
          <table:table-cell office:value-type="float" office:value="85" calcext:value-type="float">
            <text:p>85</text:p>
          </table:table-cell>
          <table:table-cell/>
          <table:table-cell office:value-type="float" office:value="24.85" calcext:value-type="float">
            <text:p>24.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,19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n-Latin Caribbea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92" calcext:value-type="float">
            <text:p>9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2" calcext:value-type="float">
            <text:p>11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87" calcext:value-type="float">
            <text:p>3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290" calcext:value-type="float">
            <text:p>29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6" calcext:value-type="float">
            <text:p>5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Curaca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48" calcext:value-type="float">
            <text:p>1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73" calcext:value-type="float">
            <text:p>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10" calcext:value-type="float">
            <text:p>1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807" calcext:value-type="float">
            <text:p>8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2,8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1" calcext:value-type="float">
            <text:p>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63" calcext:value-type="float">
            <text:p>1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2" calcext:value-type="float">
            <text:p>1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40" calcext:value-type="float">
            <text:p>4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48" calcext:value-type="float">
            <text:p>54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string" calcext:value-type="string">
            <text:p>1,34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K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Virgin Islands (US)</text:p>
          </table:table-cell>
          <table:table-cell table:number-columns-repeated="2"/>
          <table:table-cell office:value-type="string" calcext:value-type="string">
            <text:p>Week</text:p>
          </table:table-cell>
          <table:table-cell table:number-columns-repeated="8"/>
          <table:table-cell office:value-type="float" office:value="103" calcext:value-type="float">
            <text:p>103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Subtotal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7,345</text:p>
          </table:table-cell>
          <table:table-cell table:number-columns-repeated="1010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office:value-type="string" calcext:value-type="string">
            <text:p>103,463</text:p>
          </table:table-cell>
          <table:table-cell office:value-type="string" calcext:value-type="string">
            <text:p>14,164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11.87" calcext:value-type="float">
            <text:p>11.8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991,13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 table:number-columns-repeated="1022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0:09:06</meta:creation-date>
    <dc:date>2018-09-01T10:09:06</dc:date>
    <meta:generator>LibreOffice/5.1.6.2$Linux_X86_64 LibreOffice_project/10m0$Build-2</meta:generator>
    <meta:document-statistic meta:table-count="1" meta:cell-count="3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